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IX" svg:font-family="STIX" style:font-pitch="variable"/>
    <style:font-face style:name="Standard Symbols PS" svg:font-family="'Standard Symbols PS'" style:font-pitch="variable"/>
  </office:font-face-decls>
  <office:automatic-styles>
    <style:style style:name="P1" style:family="paragraph" style:parent-style-name="Standard">
      <style:text-properties style:font-name="Montserrat" officeooo:rsid="0013ffef" officeooo:paragraph-rsid="0013ffef"/>
    </style:style>
    <style:style style:name="P2" style:family="paragraph" style:parent-style-name="Standard">
      <style:text-properties style:font-name="STIX" officeooo:rsid="0013ffef" officeooo:paragraph-rsid="0013f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thFirstSearch funtzioa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IX" svg:font-family="STIX" style:font-pitch="variable"/>
    <style:font-face style:name="Standard Symbols PS" svg:font-family="'Standard Symbols P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9:59:36.362081680</meta:creation-date>
    <meta:generator>LibreOffice/24.8.4.2$Linux_X86_64 LibreOffice_project/480$Build-2</meta:generator>
    <dc:date>2025-02-11T10:02:31.749856247</dc:date>
    <meta:editing-duration>PT2M56S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</office:meta>
</office:document-meta>
</file>